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arial, sans-serif"/>
    <style:font-face style:name="Source Sans Pro" svg:font-family="'Source Sans Pr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e288" officeooo:paragraph-rsid="001ce288"/>
    </style:style>
    <style:style style:name="P2" style:family="paragraph" style:parent-style-name="Standard">
      <style:text-properties officeooo:rsid="001ce288" officeooo:paragraph-rsid="001f0b71"/>
    </style:style>
    <style:style style:name="P3" style:family="paragraph" style:parent-style-name="Standard">
      <style:text-properties officeooo:rsid="001ce288" officeooo:paragraph-rsid="0020dce3"/>
    </style:style>
    <style:style style:name="P4" style:family="paragraph" style:parent-style-name="Standard">
      <style:text-properties officeooo:rsid="001ce288" officeooo:paragraph-rsid="0023033e"/>
    </style:style>
    <style:style style:name="P5" style:family="paragraph" style:parent-style-name="Standard">
      <style:text-properties officeooo:rsid="001ce288" officeooo:paragraph-rsid="002499f2"/>
    </style:style>
    <style:style style:name="P6" style:family="paragraph" style:parent-style-name="Standard">
      <style:text-properties officeooo:rsid="001ce288" officeooo:paragraph-rsid="0025c7fe"/>
    </style:style>
    <style:style style:name="P7" style:family="paragraph" style:parent-style-name="Standard">
      <style:text-properties officeooo:rsid="001ce288" officeooo:paragraph-rsid="00288622"/>
    </style:style>
    <style:style style:name="P8" style:family="paragraph" style:parent-style-name="Standard">
      <style:text-properties officeooo:rsid="001ce288" officeooo:paragraph-rsid="00290ba6"/>
    </style:style>
    <style:style style:name="P9" style:family="paragraph" style:parent-style-name="Standard">
      <style:text-properties officeooo:rsid="001ce288" officeooo:paragraph-rsid="002ac59b"/>
    </style:style>
    <style:style style:name="P10" style:family="paragraph" style:parent-style-name="Standard">
      <style:text-properties officeooo:rsid="001ce288" officeooo:paragraph-rsid="002e1ce1"/>
    </style:style>
    <style:style style:name="P11" style:family="paragraph" style:parent-style-name="Standard">
      <style:text-properties officeooo:rsid="001ce288" officeooo:paragraph-rsid="002fcd79"/>
    </style:style>
    <style:style style:name="P12" style:family="paragraph" style:parent-style-name="Standard">
      <style:text-properties officeooo:rsid="001ce288" officeooo:paragraph-rsid="0030b64a"/>
    </style:style>
    <style:style style:name="T1" style:family="text">
      <style:text-properties fo:color="#111111" style:font-name="Source Sans Pro" fo:font-size="12pt" fo:letter-spacing="normal" fo:font-weight="normal"/>
    </style:style>
    <style:style style:name="T2" style:family="text">
      <style:text-properties fo:color="#111111" style:font-name="Source Sans Pro" fo:font-size="12pt" fo:letter-spacing="normal" fo:font-weight="normal" officeooo:rsid="0020dce3"/>
    </style:style>
    <style:style style:name="T3" style:family="text">
      <style:text-properties fo:color="#111111" style:font-name="Source Sans Pro" fo:font-size="12pt" fo:letter-spacing="normal" fo:font-style="normal" fo:font-weight="normal" officeooo:rsid="001f0b71" style:font-style-asian="normal" style:font-style-complex="normal"/>
    </style:style>
    <style:style style:name="T4" style:family="text">
      <style:text-properties fo:color="#111111" style:font-name="Source Sans Pro" fo:font-size="12pt" fo:letter-spacing="normal" fo:font-style="normal" fo:font-weight="normal" officeooo:rsid="0020dce3" style:font-style-asian="normal" style:font-style-complex="normal"/>
    </style:style>
    <style:style style:name="T5" style:family="text">
      <style:text-properties fo:color="#111111" style:font-name="Source Sans Pro" fo:font-size="12pt" fo:letter-spacing="normal" fo:font-style="normal" fo:font-weight="normal" officeooo:rsid="00226d94" style:font-style-asian="normal" style:font-style-complex="normal"/>
    </style:style>
    <style:style style:name="T6" style:family="text">
      <style:text-properties fo:color="#111111" style:font-name="Source Sans Pro" fo:font-size="12pt" fo:letter-spacing="normal" fo:font-style="normal" fo:font-weight="normal" officeooo:rsid="0023033e" style:font-style-asian="normal" style:font-style-complex="normal"/>
    </style:style>
    <style:style style:name="T7" style:family="text">
      <style:text-properties fo:color="#111111" style:font-name="Source Sans Pro" fo:font-size="12pt" fo:letter-spacing="normal" fo:font-style="normal" fo:font-weight="normal" officeooo:rsid="00236d92" style:font-style-asian="normal" style:font-style-complex="normal"/>
    </style:style>
    <style:style style:name="T8" style:family="text">
      <style:text-properties fo:color="#111111" style:font-name="Source Sans Pro" fo:font-size="12pt" fo:letter-spacing="normal" fo:font-style="normal" fo:font-weight="normal" officeooo:rsid="002499f2" style:font-style-asian="normal" style:font-style-complex="normal"/>
    </style:style>
    <style:style style:name="T9" style:family="text">
      <style:text-properties fo:color="#111111" style:font-name="Source Sans Pro" fo:font-size="12pt" fo:letter-spacing="normal" fo:font-style="normal" fo:font-weight="normal" officeooo:rsid="0025c7fe" style:font-style-asian="normal" style:font-style-complex="normal"/>
    </style:style>
    <style:style style:name="T10" style:family="text">
      <style:text-properties fo:color="#111111" style:font-name="Source Sans Pro" fo:font-size="12pt" fo:letter-spacing="normal" fo:font-style="normal" fo:font-weight="normal" officeooo:rsid="0026fca4" style:font-style-asian="normal" style:font-style-complex="normal"/>
    </style:style>
    <style:style style:name="T11" style:family="text">
      <style:text-properties fo:color="#111111" style:font-name="Source Sans Pro" fo:font-size="12pt" fo:letter-spacing="normal" fo:font-style="normal" fo:font-weight="normal" officeooo:rsid="00288622" style:font-style-asian="normal" style:font-style-complex="normal"/>
    </style:style>
    <style:style style:name="T12" style:family="text">
      <style:text-properties fo:color="#111111" style:font-name="Source Sans Pro" fo:font-size="12pt" fo:letter-spacing="normal" fo:font-style="normal" fo:font-weight="normal" officeooo:rsid="00290ba6" style:font-style-asian="normal" style:font-style-complex="normal"/>
    </style:style>
    <style:style style:name="T13" style:family="text">
      <style:text-properties fo:color="#111111" style:font-name="Source Sans Pro" fo:font-size="12pt" fo:letter-spacing="normal" fo:font-style="normal" fo:font-weight="normal" officeooo:rsid="002a753b" style:font-style-asian="normal" style:font-style-complex="normal"/>
    </style:style>
    <style:style style:name="T14" style:family="text">
      <style:text-properties fo:color="#111111" style:font-name="Source Sans Pro" fo:font-size="12pt" fo:letter-spacing="normal" fo:font-style="normal" fo:font-weight="normal" officeooo:rsid="002ac59b" style:font-style-asian="normal" style:font-style-complex="normal"/>
    </style:style>
    <style:style style:name="T15" style:family="text">
      <style:text-properties fo:color="#111111" style:font-name="Source Sans Pro" fo:font-size="12pt" fo:letter-spacing="normal" fo:font-style="normal" fo:font-weight="normal" officeooo:rsid="002c257c" style:font-style-asian="normal" style:font-style-complex="normal"/>
    </style:style>
    <style:style style:name="T16" style:family="text">
      <style:text-properties fo:color="#111111" style:font-name="Source Sans Pro" fo:font-size="12pt" fo:letter-spacing="normal" fo:font-style="normal" fo:font-weight="normal" officeooo:rsid="002dba14" style:font-style-asian="normal" style:font-style-complex="normal"/>
    </style:style>
    <style:style style:name="T17" style:family="text">
      <style:text-properties fo:color="#111111" style:font-name="Source Sans Pro" fo:font-size="12pt" fo:letter-spacing="normal" fo:font-style="normal" fo:font-weight="normal" officeooo:rsid="0016d314" style:font-style-asian="normal" style:font-style-complex="normal"/>
    </style:style>
    <style:style style:name="T18" style:family="text">
      <style:text-properties fo:color="#111111" style:font-name="Source Sans Pro" fo:font-size="12pt" fo:letter-spacing="normal" fo:font-style="normal" fo:font-weight="normal" officeooo:rsid="000e90a5" style:font-style-asian="normal" style:font-style-complex="normal"/>
    </style:style>
    <style:style style:name="T19" style:family="text">
      <style:text-properties fo:color="#111111" style:font-name="Source Sans Pro" fo:font-size="12pt" fo:letter-spacing="normal" fo:font-style="normal" fo:font-weight="normal" officeooo:rsid="000f52a5" style:font-style-asian="normal" style:font-style-complex="normal"/>
    </style:style>
    <style:style style:name="T20" style:family="text">
      <style:text-properties fo:color="#111111" style:font-name="Source Sans Pro" fo:font-size="12pt" fo:letter-spacing="normal" fo:font-style="normal" fo:font-weight="normal" officeooo:rsid="0017df3e" style:font-style-asian="normal" style:font-style-complex="normal"/>
    </style:style>
    <style:style style:name="T21" style:family="text">
      <style:text-properties fo:color="#111111" style:font-name="Source Sans Pro" fo:font-size="12pt" fo:letter-spacing="normal" fo:font-style="normal" fo:font-weight="normal" officeooo:rsid="00114f22" style:font-style-asian="normal" style:font-style-complex="normal"/>
    </style:style>
    <style:style style:name="T22" style:family="text">
      <style:text-properties fo:color="#111111" style:font-name="Source Sans Pro" fo:font-size="12pt" fo:letter-spacing="normal" fo:font-style="normal" fo:font-weight="normal" officeooo:rsid="0012bf47" style:font-style-asian="normal" style:font-style-complex="normal"/>
    </style:style>
    <style:style style:name="T23" style:family="text">
      <style:text-properties fo:color="#111111" style:font-name="Source Sans Pro" fo:font-size="12pt" fo:letter-spacing="normal" fo:font-style="normal" fo:font-weight="normal" officeooo:rsid="0019410a" style:font-style-asian="normal" style:font-style-complex="normal"/>
    </style:style>
    <style:style style:name="T24" style:family="text">
      <style:text-properties fo:color="#111111" style:font-name="Source Sans Pro" fo:font-size="12pt" fo:letter-spacing="normal" fo:font-style="normal" fo:font-weight="normal" officeooo:rsid="001a0fce" style:font-style-asian="normal" style:font-style-complex="normal"/>
    </style:style>
    <style:style style:name="T25" style:family="text">
      <style:text-properties fo:color="#111111" style:font-name="Source Sans Pro" fo:font-size="12pt" fo:letter-spacing="normal" fo:font-style="normal" fo:font-weight="normal" officeooo:rsid="001ae6a8" style:font-style-asian="normal" style:font-style-complex="normal"/>
    </style:style>
    <style:style style:name="T26" style:family="text">
      <style:text-properties fo:color="#111111" style:font-name="Source Sans Pro" fo:font-size="12pt" fo:letter-spacing="normal" fo:font-style="normal" fo:font-weight="normal" officeooo:rsid="001cbf67" style:font-style-asian="normal" style:font-style-complex="normal"/>
    </style:style>
    <style:style style:name="T27" style:family="text">
      <style:text-properties fo:color="#111111" style:font-name="Source Sans Pro" fo:font-size="12pt" fo:letter-spacing="normal" fo:font-style="normal" fo:font-weight="normal" officeooo:rsid="001e1040" style:font-style-asian="normal" style:font-style-complex="normal"/>
    </style:style>
    <style:style style:name="T28" style:family="text">
      <style:text-properties fo:color="#111111" style:font-name="Source Sans Pro" fo:font-size="12pt" fo:letter-spacing="normal" fo:font-style="normal" fo:font-weight="normal" officeooo:rsid="001ea433" style:font-style-asian="normal" style:font-style-complex="normal"/>
    </style:style>
    <style:style style:name="T29" style:family="text">
      <style:text-properties fo:color="#111111" style:font-name="Source Sans Pro" fo:font-size="12pt" fo:letter-spacing="normal" fo:font-style="normal" fo:font-weight="normal" officeooo:rsid="00138ec4" style:font-style-asian="normal" style:font-style-complex="normal"/>
    </style:style>
    <style:style style:name="T30" style:family="text">
      <style:text-properties fo:color="#111111" style:font-name="Source Sans Pro" fo:font-size="12pt" fo:letter-spacing="normal" fo:font-style="normal" fo:font-weight="normal" officeooo:rsid="002fcd79" style:font-style-asian="normal" style:font-style-complex="normal"/>
    </style:style>
    <style:style style:name="T31" style:family="text">
      <style:text-properties fo:color="#111111" style:font-name="Source Sans Pro" fo:font-size="12pt" fo:letter-spacing="normal" fo:font-style="normal" fo:font-weight="normal" officeooo:rsid="0030b64a" style:font-style-asian="normal" style:font-style-complex="normal"/>
    </style:style>
    <style:style style:name="T32" style:family="text">
      <style:text-properties fo:color="#111111" style:font-name="Source Sans Pro" fo:font-size="12pt" fo:letter-spacing="normal" fo:font-style="normal" fo:font-weight="normal" officeooo:rsid="00317d91" style:font-style-asian="normal" style:font-style-complex="normal"/>
    </style:style>
    <style:style style:name="T33" style:family="text">
      <style:text-properties fo:color="#111111" style:font-name="Source Sans Pro" fo:font-size="12pt" fo:letter-spacing="normal" fo:font-style="normal" fo:font-weight="normal" officeooo:rsid="00336210" style:font-style-asian="normal" style:font-style-complex="normal"/>
    </style:style>
    <style:style style:name="T34" style:family="text">
      <style:text-properties fo:font-variant="normal" fo:text-transform="none" fo:color="#660099" style:font-name="Roboto" fo:font-size="13.5pt" fo:letter-spacing="normal" fo:font-style="normal" style:text-underline-style="solid" style:text-underline-width="auto" style:text-underline-color="font-color" fo:font-weight="normal" officeooo:rsid="00138ec4"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have the influences of my life shaped me?</text:p>
      <text:p text:style-name="P1"/>
      <text:p text:style-name="P1">What I want to portray: </text:p>
      <text:p text:style-name="P1"><text:tab/>open mindedness</text:p>
      <text:p text:style-name="P1"><text:tab/>ability to think critically and lay importance on evidence based reasoning.</text:p>
      <text:p text:style-name="P1"><text:tab/>A proper focus-pursuing worth while goals. </text:p>
      <text:p text:style-name="P1"><text:tab/>Honest</text:p>
      <text:p text:style-name="P1"><text:tab/>polymath </text:p>
      <text:p text:style-name="P1"/>
      <text:p text:style-name="P2"><text:span text:style-name="Emphasis"><text:span text:style-name="T3"/></text:span></text:p>
      <text:p text:style-name="P3"><text:span text:style-name="Emphasis"><text:span text:style-name="T3">When viewed in the resolution of years, my life can be segregated into distinct periods, each of which is comprised of different values, different </text:span></text:span><text:span text:style-name="Emphasis"><text:span text:style-name="T4">opinions, and different priorities. Less well defined are the boundaries of these life stages, and instead represent periods of metamorphosis, where bad decisions, good decisions, information gained through inquiry and experience all accumulate like a slow moving coup, until finally your old self is overthrown and in its replace is someone hopefully wiser, more thoughtful, more knowledgeable, and with a better sense of what’s really important. </text:span></text:span></text:p>
      <text:p text:style-name="P3"><text:span text:style-name="Emphasis"><text:span text:style-name="T4"/></text:span></text:p>
      <text:p text:style-name="P11"><text:span text:style-name="Emphasis"><text:span text:style-name="T4">As a child of nine, an event with most definite influential </text:span></text:span><text:span text:style-name="Emphasis"><text:span text:style-name="T5">impact</text:span></text:span><text:span text:style-name="Emphasis"><text:span text:style-name="T4"> was the death of my father. He taught me how to touch-type, play chess, </text:span></text:span><text:span text:style-name="Emphasis"><text:span text:style-name="T5">make my bed everyday, and to treat my mom and sister with respect. His discipline was stern but </text:span></text:span><text:span text:style-name="Emphasis"><text:span text:style-name="T30">his nature was</text:span></text:span><text:span text:style-name="Emphasis"><text:span text:style-name="T5"> flexible, </text:span></text:span><text:span text:style-name="Emphasis"><text:span text:style-name="T30">and I was free to be a kid. </text:span></text:span><text:span text:style-name="Emphasis"><text:span text:style-name="T5">He was uneducated, but a self-taught auto-mechanic, computer programmer, maker of robots, and turned wood into beautiful furniture. </text:span></text:span><text:span text:style-name="Emphasis"><text:span text:style-name="T30">I inherited many of these qualities from him, </text:span></text:span><text:span text:style-name="Emphasis"><text:span text:style-name="T31">his curious nature and problem solving abilities,</text:span></text:span><text:span text:style-name="Emphasis"><text:span text:style-name="T30"> but they had to be rediscovered; until my twenties they were suppressed. </text:span></text:span></text:p>
      <text:p text:style-name="P11"><text:span text:style-name="Emphasis"><text:span text:style-name="T30"/></text:span></text:p>
      <text:p text:style-name="P11"><text:span text:style-name="Emphasis"><text:span text:style-name="T30">An island I can see, but one too far away to swim to represents the first ‘dot’ of my memory. I can’t connect this dot. How my life would have been if he lived...I have no idea. </text:span></text:span><text:span text:style-name="Emphasis"><text:span text:style-name="T31">The residues he left on my developing mind surely exist...but <text:s/>have no way to be quantified. I can only suspect he would have served as a valuable role model in focusing my innate curiosity. And without him I had none. </text:span></text:span></text:p>
      <text:p text:style-name="P11"><text:span text:style-name="Emphasis"><text:span text:style-name="T5"/></text:span></text:p>
      <text:p text:style-name="P12"><text:span text:style-name="Emphasis"><text:span text:style-name="T31">But I can connect a dot to my childhood days, of which I look back on fondly. In a unique niche on the outskirts of San Diego is town with an occupancy of about 1000. </text:span></text:span><text:span text:style-name="Emphasis"><text:span text:style-name="T32"><text:s/>One store, a park, a few houses, and a bar were the only establishments added since the towns founding by Mr. Harbison, a man who owned bee boxes, and sold honey. <text:s/>As a child I grew up catching frogs, falling from trees, getting poison oak, and waiting for the dinner bell to ring so we knew we could finally come home. </text:span></text:span><text:span text:style-name="Emphasis"><text:span text:style-name="T33">It was here where my first explorations began, finding treasures in the illegal junkyard, coming across interesting bugs, and playing with the neighborhood kids with nothing more than sticks, stones,and our imaginations. Something, I am sad to say, seems lost for children today, even in the town I’m speaking of. But the child like wonder of what interesting thing lies underneath the next stone unturned is still a large part of my character today, and I believe I owe it to these times of freedom. </text:span></text:span></text:p>
      <text:p text:style-name="P12"><text:span text:style-name="Emphasis"><text:span text:style-name="T33"/></text:span></text:p>
      <text:p text:style-name="P12"><text:soft-page-break/><text:span text:style-name="Emphasis"><text:span text:style-name="T33"/></text:span></text:p>
      <text:p text:style-name="P11"><text:span text:style-name="Emphasis"><text:span text:style-name="T6"/></text:span></text:p>
      <text:p text:style-name="P3"><text:span text:style-name="Emphasis"><text:span text:style-name="T6"/></text:span></text:p>
      <text:p text:style-name="P6"><text:span text:style-name="Emphasis"><text:span text:style-name="T6">And as I grew I found other role models and influences, for better or for worse. I grew up in a unique niche of the San Diego outskirts. My days as a child were full of catching frogs, falling from trees, kissing girls, getting poison oak, and waiting for the </text:span></text:span><text:span text:style-name="Emphasis"><text:span text:style-name="T13">ring</text:span></text:span><text:span text:style-name="Emphasis"><text:span text:style-name="T6"> of the dinner bell when we knew it was okay to go back home. I have great fondness for this time. </text:span></text:span><text:span text:style-name="Emphasis"><text:span text:style-name="T9">S</text:span></text:span><text:span text:style-name="Emphasis"><text:span text:style-name="T6">mall towns are not without charm but they can suffer from one affliction, namely ignorance. </text:span></text:span><text:span text:style-name="Emphasis"><text:span text:style-name="T9">Alcoholics, drug addicts, <text:s/></text:span></text:span><text:span text:style-name="Emphasis"><text:span text:style-name="T7">sometimes racist and dogmatically religious people were not in short supply, and through all their faults they had a strong sense of community and were happy to include us in their stories and share their “wisdom” which I would listen to whole-heartedly. I had no outside scope of things. No knowledge of world problems, no knowledge of science. No interest in intellectual endeavors </text:span></text:span><text:span text:style-name="Emphasis"><text:span text:style-name="T14">at all</text:span></text:span><text:span text:style-name="Emphasis"><text:span text:style-name="T7">. But I did have fun. A lot of it. In my early twenties I hitch-hiked from San Diego to British Columbia, to Halifax, and then down through Boston. I learned how to sleep under a bridge, make quick money washing tires at truck stops, </text:span></text:span><text:span text:style-name="Emphasis"><text:span text:style-name="T8">and met a network of “street kids” all across the North continent living the same rowdy and care-free life as myself. But being rowdy and care-free is fun, but that fun can’t last forever. A few years and a couple of bad decisions later, I found myself in a short stop at county jail to six month </text:span></text:span><text:span text:style-name="Emphasis"><text:span text:style-name="T9">stay</text:span></text:span><text:span text:style-name="Emphasis"><text:span text:style-name="T8"> in treatment facility. This was a first metamorphosis. The program was Christian focused and they made you work hard. I took it very seriously, and in line with the people in the program who seemed to be transforming and succeeding, I became a Christian, and did everything asked of me on prayer and faith. <text:s/></text:span></text:span><text:span text:style-name="Emphasis"><text:span text:style-name="T9">In my time there, I read the bible from front to back,</text:span></text:span><text:span text:style-name="Emphasis"><text:span text:style-name="T8"> I met my first long-term girlfriend, </text:span></text:span><text:span text:style-name="Emphasis"><text:span text:style-name="T9">upon completion </text:span></text:span><text:span text:style-name="Emphasis"><text:span text:style-name="T8">we rented my first place together, had a new network of friends without such hopeless prospects, got a stable job, and enrolled in school. </text:span></text:span></text:p>
      <text:p text:style-name="P4"><text:span text:style-name="Emphasis"><text:span text:style-name="T8"/></text:span></text:p>
      <text:p text:style-name="P9"><text:span text:style-name="Emphasis"><text:span text:style-name="T8">It’s not that I didn’t like myself for who I was. The town I grew up in and the people I’ve met on my travels instilled in me </text:span></text:span><text:span text:style-name="Emphasis"><text:span text:style-name="T9">a strong sense of working together and being part of a community. </text:span></text:span><text:span text:style-name="Emphasis"><text:span text:style-name="T14">Sharing, kindness, and honesty was at the forefront of my moral bearings, and I didn’t associate with people where that wasn’t true, save for a few opportune motivations. <text:s/></text:span></text:span><text:span text:style-name="Emphasis"><text:span text:style-name="T15">I knew a subset of people did have hostility toward me and considered me a leach on society, </text:span></text:span><text:span text:style-name="Emphasis"><text:span text:style-name="T16">particularly on my travels for not having a job or keeping myself well groomed. But I knew even then that the work/ sleep/ die model of modern society seemed to have a displaced focus on what matters and that being a “good person” was enough for me to feel content in my skin. </text:span></text:span><text:span text:style-name="Emphasis"><text:span text:style-name="T15"><text:s text:c="2"/></text:span></text:span></text:p>
      <text:p text:style-name="P9"><text:span text:style-name="Emphasis"><text:span text:style-name="T9"/></text:span></text:p>
      <text:p text:style-name="P9"><text:span text:style-name="Emphasis"><text:span text:style-name="T9"/></text:span></text:p>
      <text:p text:style-name="P5"><text:span text:style-name="Emphasis"><text:span text:style-name="T9"/></text:span></text:p>
      <text:p text:style-name="P7"><text:span text:style-name="Emphasis"><text:span text:style-name="T9">So living cleanly and healthy was a major change, and a positive one, but it’s not the change I place with the greatest significance. At the same time, I began to realize that if Christianity is true then it should be of highest priority</text:span></text:span><text:span text:style-name="Emphasis"><text:span text:style-name="T10">. So I thought about its validity, which led me to its critics. They would talk of evidence versus </text:span></text:span><text:span text:style-name="Emphasis"><text:span text:style-name="T11">faith. They would reference many scientific achievements I have never heard of. Through Richard Dawkin’s I learned of evolution and through Carl Sagan I learned </text:span></text:span><text:soft-page-break/><text:span text:style-name="Emphasis"><text:span text:style-name="T11">we all come from the stars. I now know about some of this with more rigor than one obtained from a public lecture meant for a general audience, but it was enough for science to become not just a subject you study to get a good job. But an epistemological process that reveals the many wonders of the world around us. This solidified itself to my deepest core </text:span></text:span><text:span text:style-name="Emphasis"><text:span text:style-name="T12">and supplanted any room for faith based interpretation of the world (although I have no contempt for people who do-</text:span></text:span><text:span text:style-name="Emphasis"><text:span text:style-name="T16">and mention what could be a polarizing topic only because its part of my story</text:span></text:span><text:span text:style-name="Emphasis"><text:span text:style-name="T12">). </text:span></text:span></text:p>
      <text:p text:style-name="P7"><text:span text:style-name="Emphasis"><text:span text:style-name="T12"/></text:span></text:p>
      <text:p text:style-name="P8"><text:span text:style-name="Emphasis"><text:span text:style-name="T12"/></text:span></text:p>
      <text:p text:style-name="P8"><text:span text:style-name="Emphasis"><text:span text:style-name="T12">This deep appreciation for science </text:span></text:span><text:span text:style-name="Emphasis"><text:span text:style-name="T13">led to by inquiry of religion was the biggest change into how I see the world today and what I value, but it wasn’t the only step. My last year as an undergrad I was captivated again by politics. My only exposure was the circus charade of the US election cycles and the “analysis” seen on nightly news. Who could be captivated by that? But I began to read and listen to scholars in economics, social justice, and politics. Whereas science teaches us the marvels of the world, politics shows us the complete opposite. I learned to be informed and not be apathetic. I was simply </text:span></text:span></text:p>
      <text:p text:style-name="P8"><text:span text:style-name="Emphasis"><text:span text:style-name="T12"/></text:span></text:p>
      <text:p text:style-name="P8"><text:span text:style-name="Emphasis"><text:span text:style-name="T12"/></text:span></text:p>
      <text:p text:style-name="P8"><text:span text:style-name="Emphasis"><text:span text:style-name="T12"/></text:span></text:p>
      <text:p text:style-name="P8"><text:span text:style-name="Emphasis"><text:span text:style-name="T12"/></text:span></text:p>
      <text:p text:style-name="P7"><text:span text:style-name="Emphasis"><text:span text:style-name="T11"/></text:span></text:p>
      <text:p text:style-name="P10"><text:span text:style-name="Emphasis"><text:span text:style-name="T4"><text:s/></text:span></text:span><text:span text:style-name="Emphasis"><text:span text:style-name="T1">Describe three different paths for your career and life. To prepare for them, what do you need to learn at Stanford as a Knight-Hennessy Scholar? </text:span></text:span></text:p>
      <text:p text:style-name="P10"><text:span text:style-name="Emphasis"><text:span text:style-name="T1"/></text:span></text:p>
      <text:p text:style-name="P10"><text:span text:style-name="Emphasis"><text:span text:style-name="T1">- Path 1: Becoming an knowledgeable enough to affect policy and make social change.</text:span></text:span></text:p>
      <text:p text:style-name="P10"><text:span text:style-name="Emphasis"><text:span text:style-name="T1"/></text:span></text:p>
      <text:p text:style-name="P10"><text:span text:style-name="Emphasis"><text:span text:style-name="T1">-Path 2: Become knowledgeable enough to be an expert in a scientific discipline. </text:span></text:span></text:p>
      <text:p text:style-name="P10"><text:span text:style-name="Emphasis"><text:span text:style-name="T1"/></text:span></text:p>
      <text:p text:style-name="P10"><text:span text:style-name="Emphasis"><text:span text:style-name="T1">- Path 3: Personal growth-mental, physical, social improvement.</text:span></text:span></text:p>
      <text:p text:style-name="P10"><text:span text:style-name="Emphasis"><text:span text:style-name="T1"/></text:span></text:p>
      <text:p text:style-name="P10"><text:span text:style-name="Emphasis"><text:span text:style-name="T1"/></text:span></text:p>
      <text:p text:style-name="P10"><text:span text:style-name="Emphasis"><text:span text:style-name="T1"/></text:span></text:p>
      <text:p text:style-name="P10"><text:span text:style-name="Emphasis"><text:span text:style-name="T1"/></text:span></text:p>
      <text:p text:style-name="P10"><text:span text:style-name="Emphasis"><text:span text:style-name="T18">As Steve Jobs said in the commencement, “</text:span></text:span><text:span text:style-name="Emphasis"><text:span text:style-name="T19">you can only connect the dots looking back”-</text:span></text:span><text:span text:style-name="Emphasis"><text:span text:style-name="T20">but that was the previous essay</text:span></text:span><text:span text:style-name="Emphasis"><text:span text:style-name="T19">. But perhaps its worth an attempt to look back and extrapolate forward. When I review my </text:span></text:span><text:span text:style-name="Emphasis"><text:span text:style-name="T21">academic progression I can see </text:span></text:span><text:span text:style-name="Emphasis"><text:span text:style-name="T22">my interest accumulate</text:span></text:span><text:span text:style-name="Emphasis"><text:span text:style-name="T21"> piece by piece. <text:s/></text:span></text:span><text:span text:style-name="Emphasis"><text:span text:style-name="T20">My first plan was to become a Biologist, because I was first exposed to a biology course. I then switched my focus to a degree in Bioengineering upon taking my first few math classes. Upon exposure to my first course in C++, I knew I wanted programming as a heavy focus in my curriculum so I obtained a degree in Bioinformatics, confident it was a natural confluence of my interest. But that was 2015 and I have since come to appreciate even more which paves two easy paths with the flexible expectation of where I see my life/ career </text:span></text:span><text:span text:style-name="Emphasis"><text:span text:style-name="T23">headed. </text:span></text:span></text:p>
      <text:p text:style-name="P10"><text:span text:style-name="Emphasis"><text:span text:style-name="T23"/></text:span></text:p>
      <text:p text:style-name="P10"><text:soft-page-break/><text:span text:style-name="Emphasis"><text:span text:style-name="T23">Since graduation in 2015 I have worked at the Salk Institute between the Plant Biology and Computational Neurobiology lab. I was excited for the job </text:span></text:span><text:span text:style-name="Emphasis"><text:span text:style-name="T24">but mostly to learn about algorithms and statistical modeling. I considered plants to be a nice medium for data analysis, but was mostly data agnostic. But as I read the plant literature I was happy to find plants were </text:span></text:span><text:span text:style-name="Emphasis"><text:span text:style-name="T25">much more interesting than I initially gave them credit for. I could write an essay on this alone, but they are much more dynamic in nature than as they appear. They don’t have eyes, but they can distinguish different wavelengths of the light spectrum. They don’t have brains but they know when another plant is next to them, or can communicate to that plant if they are being attacked by insects. They don’t have ears, but well they can’t hear so you can listen to your Mozart with your headphones on. </text:span></text:span></text:p>
      <text:p text:style-name="P10"><text:span text:style-name="Emphasis"><text:span text:style-name="T25"/></text:span></text:p>
      <text:p text:style-name="P10"><text:span text:style-name="Emphasis"><text:span text:style-name="T25"/></text:span></text:p>
      <text:p text:style-name="P10"><text:span text:style-name="Emphasis"><text:span text:style-name="T25">I have also come to be much more insecure about any recognizable future for our country and indeed our species. </text:span></text:span><text:span text:style-name="Emphasis"><text:span text:style-name="T26">I’m concerned about drastic changes to ecosystems and the unknowable consequences it could have, and I’m concerned about changing land dynamics that reduce or stagnate food production yield, particularly since we need to increase food production by xx% to feed a changing climate according to the UN. I can see in my future another dot, hopefully and I hope it is one that connects my current concern/ interest in plant science to my more knowledgeable future self. <text:s/></text:span></text:span></text:p>
      <text:p text:style-name="P10"><text:span text:style-name="Emphasis"><text:span text:style-name="T26"/></text:span></text:p>
      <text:p text:style-name="P10"><text:span text:style-name="Emphasis"><text:span text:style-name="T26">I’ve also changed my world view from a theorist to a pragmatist. While I believe studying plants and modeling their nature is interesting in its own right. But I feel we are in a time where if good policy doesn’t follow good science then there is no point at all. This will require </text:span></text:span><text:span text:style-name="Emphasis"><text:span text:style-name="T27">remarkable human collaborations from many different agencies all with environmental, social, and economical impacts in mind. This collaboration can take front on the scale of small endogenous communities, cities, states, countries, or international agencies of which I’m open minded. </text:span></text:span></text:p>
      <text:p text:style-name="P10"><text:span text:style-name="Emphasis"><text:span text:style-name="T27"/></text:span></text:p>
      <text:p text:style-name="P10"><text:span text:style-name="Emphasis"><text:span text:style-name="T27">So I see two fuzzy dots in my future, one in plant science </text:span></text:span><text:span text:style-name="Emphasis"><text:span text:style-name="T28">and using statistical tools to make predictive models of impacts of plants, the other to connect scientific knowledge to community and to join the necessary collaborative efforts that give the best possible outcomes for mitigating our risk. </text:span></text:span></text:p>
      <text:p text:style-name="P10"><text:span text:style-name="Emphasis"><text:span text:style-name="T23"/></text:span></text:p>
      <text:p text:style-name="P10"><text:span text:style-name="Emphasis"><text:span text:style-name="T23"/></text:span></text:p>
      <text:p text:style-name="P10"><text:span text:style-name="Emphasis"><text:span text:style-name="T22"/></text:span></text:p>
      <text:p text:style-name="P10"><text:span text:style-name="Emphasis"><text:span text:style-name="T29">The third path </text:span></text:span><text:span text:style-name="Emphasis"><text:span text:style-name="T28">is one of a well balanced life. I feel a strong devotion and commitment to work is necessary if your energy is focused at the right spot, but one must also make time to go slow, spend time with friends, enjoy your family, partake in outside activities and keep your mind, body, and personal transcendents sharp and optimal. </text:span></text:span></text:p>
      <text:p text:style-name="P10"><text:span text:style-name="Emphasis"><text:span text:style-name="T28"/></text:span></text:p>
      <text:p text:style-name="P10"><text:span text:style-name="Emphasis"><text:span text:style-name="T28">The fellowship of the </text:span></text:span></text:p>
      <text:p text:style-name="P10"><text:span text:style-name="Emphasis"><text:span text:style-name="T29"/></text:span></text:p>
      <text:p text:style-name="P10"><text:span text:style-name="Emphasis"><text:span text:style-name="T34"/></text:span></text:p>
      <text:p text:style-name="P10"><text:span text:style-name="Emphasis"><text:span text:style-name="T29"/></text:span></text:p>
      <text:p text:style-name="P10"><text:span text:style-name="Emphasis"><text:span text:style-name="T29"/></text:span></text:p>
      <text:p text:style-name="P10"><text:soft-page-break/><text:span text:style-name="Emphasis"><text:span text:style-name="T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arial, sans-serif"/>
    <style:font-face style:name="Source Sans Pro" svg:font-family="'Source Sans Pr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17:42:01.010922382</meta:creation-date>
    <dc:date>2017-09-26T17:41:08.008399709</dc:date>
    <meta:editing-duration>PT7M19S</meta:editing-duration>
    <meta:editing-cycles>2</meta:editing-cycles>
    <meta:generator>LibreOffice/5.1.6.2$Linux_X86_64 LibreOffice_project/10m0$Build-2</meta:generator>
    <meta:document-statistic meta:table-count="0" meta:image-count="0" meta:object-count="0" meta:page-count="5" meta:paragraph-count="26" meta:word-count="1944" meta:character-count="11027" meta:non-whitespace-character-count="9073"/>
  </office:meta>
</office:document-meta>
</file>